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margin-top="0in" fo:margin-bottom="0.1965in" style:contextual-spacing="false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 style:list-style-name="L4"/>
    <style:style style:name="P5" style:family="paragraph" style:parent-style-name="Preformatted_20_Text" style:list-style-name="L6">
      <style:paragraph-properties fo:margin-top="0in" fo:margin-bottom="0.1965in" style:contextual-spacing="false"/>
    </style:style>
    <style:style style:name="P6" style:family="paragraph" style:parent-style-name="Preformatted_20_Text" style:list-style-name="L8">
      <style:paragraph-properties fo:margin-top="0in" fo:margin-bottom="0.1965in" style:contextual-spacing="false"/>
    </style:style>
    <style:style style:name="P7" style:family="paragraph" style:parent-style-name="Preformatted_20_Text" style:list-style-name="L10"/>
    <style:style style:name="P8" style:family="paragraph" style:parent-style-name="Preformatted_20_Text" style:list-style-name="L10">
      <style:paragraph-properties fo:margin-top="0in" fo:margin-bottom="0.1965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3"/>
    <style:style style:name="P11" style:family="paragraph" style:parent-style-name="Text_20_body" style:list-style-name="L5"/>
    <style:style style:name="P12" style:family="paragraph" style:parent-style-name="Text_20_body" style:list-style-name="L7"/>
    <style:style style:name="P13" style:family="paragraph" style:parent-style-name="Text_20_body" style:list-style-name="L9"/>
    <style:style style:name="P14" style:family="paragraph" style:parent-style-name="Text_20_body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f you want to use Tesseract OCR to recognize Greek characters in a PDF on Ubuntu, you can follow these general steps. Ensure you have Tesseract and the required language data installed.</text:p>
      <text:list xml:id="list2184239870" text:style-name="L1">
        <text:list-item>
          <text:p text:style-name="P9"><text:span text:style-name="Strong_20_Emphasis">Install Tesseract:</text:span> If you haven't installed Tesseract on Ubuntu, you can do so using the package manager. Open a terminal and run the following command:</text:p>
          <text:p text:style-name="P1">bash</text:p>
        </text:list-item>
      </text:list>
      <text:list xml:id="list2274617425" text:style-name="L2">
        <text:list-item>
          <text:p text:style-name="P2"><text:span text:style-name="Source_20_Text">sudo apt-get install tesseract-ocr</text:span></text:p>
        </text:list-item>
      </text:list>
      <text:list xml:id="list3524857197" text:style-name="L3">
        <text:list-item>
          <text:p text:style-name="P10"><text:span text:style-name="Strong_20_Emphasis">Install Greek language data:</text:span> Download the Greek language data file (<text:span text:style-name="Source_20_Text">ell.traineddata</text:span>) from the <text:a xlink:type="simple" xlink:href="https://github.com/tesseract-ocr/tessdata" office:target-frame-name="_new" xlink:show="replace" text:style-name="Internet_20_link" text:visited-style-name="Visited_20_Internet_20_Link">Tesseract GitHub tessdata repository</text:a>. You can use the following commands to download and move the file:</text:p>
        </text:list-item>
      </text:list>
      <text:p text:style-name="P3">bash</text:p>
      <text:list xml:id="list1218119633" text:style-name="L4">
        <text:list-item>
          <text:p text:style-name="P4"><text:span text:style-name="Source_20_Text">wget https://github.com/tesseract-ocr/tessdata/raw/main/ell.traineddata</text:span></text:p>
        </text:list-item>
      </text:list>
      <text:p text:style-name="P3"><text:span text:style-name="Source_20_Text">sudo mv ell.traineddata /usr/share/tesseract-ocr/4.00/tessdata/</text:span></text:p>
      <text:p text:style-name="Text_20_body">Make sure to adjust the version number in the path based on your Tesseract version.</text:p>
      <text:list xml:id="list3604180024" text:style-name="L5">
        <text:list-item>
          <text:p text:style-name="P11"><text:span text:style-name="Strong_20_Emphasis">Install Poppler for PDF support:</text:span> To work with PDF files, you need Poppler installed. Install it with the following command:</text:p>
        </text:list-item>
      </text:list>
      <text:p text:style-name="P3">bash</text:p>
      <text:list xml:id="list2326985724" text:style-name="L6">
        <text:list-item>
          <text:p text:style-name="P5"><text:span text:style-name="Source_20_Text">sudo apt-get install poppler-utils</text:span></text:p>
        </text:list-item>
      </text:list>
      <text:list xml:id="list3601621899" text:style-name="L7">
        <text:list-item>
          <text:p text:style-name="P12"><text:span text:style-name="Strong_20_Emphasis">Install pytesseract and Pillow (PIL):</text:span> Install the <text:span text:style-name="Source_20_Text">pytesseract</text:span> Python wrapper and the Pillow library:</text:p>
        </text:list-item>
      </text:list>
      <text:p text:style-name="P3">bash</text:p>
      <text:list xml:id="list3056058522" text:style-name="L8">
        <text:list-item>
          <text:p text:style-name="P6"><text:span text:style-name="Source_20_Text">pip install pytesseract Pillow</text:span></text:p>
        </text:list-item>
      </text:list>
      <text:list xml:id="list494529284" text:style-name="L9">
        <text:list-item>
          <text:p text:style-name="P13"><text:span text:style-name="Strong_20_Emphasis">Perform OCR on the PDF:</text:span> Use the following Python script to extract text from a PDF file:</text:p>
        </text:list-item>
      </text:list>
      <text:p text:style-name="P3">python</text:p>
      <text:list xml:id="list4262739293" text:style-name="L10">
        <text:list-item text:start-value="5">
          <text:p text:style-name="P7"><text:span text:style-name="Source_20_Text">from PIL import Image</text:span></text:p>
          <text:p text:style-name="P7"><text:span text:style-name="Source_20_Text">import pytesseract</text:span></text:p>
          <text:p text:style-name="P7"><text:span text:style-name="Source_20_Text">from pdf2image import convert_from_path</text:span></text:p>
          <text:p text:style-name="P7"/>
          <text:p text:style-name="P7"><text:span text:style-name="Source_20_Text"># Set the path to the Tesseract executable</text:span></text:p>
          <text:p text:style-name="P7"><text:span text:style-name="Source_20_Text">pytesseract.pytesseract.tesseract_cmd = "/usr/bin/tesseract"</text:span></text:p>
          <text:p text:style-name="P7"/>
          <text:p text:style-name="P7"><text:span text:style-name="Source_20_Text"># Path to the PDF file</text:span></text:p>
          <text:p text:style-name="P7"><text:span text:style-name="Source_20_Text">pdf_path = 'path/to/your/file.pdf'</text:span></text:p>
          <text:p text:style-name="P7"/>
          <text:p text:style-name="P7"><text:span text:style-name="Source_20_Text"># Convert PDF pages to images</text:span></text:p>
          <text:p text:style-name="P7"><text:span text:style-name="Source_20_Text">images = convert_from_path(pdf_path)</text:span></text:p>
          <text:p text:style-name="P7"/>
          <text:p text:style-name="P7"><text:span text:style-name="Source_20_Text"># Perform OCR on each page</text:span></text:p>
          <text:p text:style-name="P7"><text:span text:style-name="Source_20_Text">for i, image in enumerate(images):</text:span></text:p>
          <text:p text:style-name="P7"><text:span text:style-name="Source_20_Text"><text:s text:c="4"/># Save the image as a temporary file</text:span></text:p>
          <text:p text:style-name="P7"><text:span text:style-name="Source_20_Text"><text:s text:c="4"/>image_path = f'tmp_page_{i}.png'</text:span></text:p>
          <text:p text:style-name="P7"><text:span text:style-name="Source_20_Text"><text:s text:c="4"/>image.save(image_path, 'PNG')</text:span></text:p>
          <text:p text:style-name="P7"/>
          <text:p text:style-name="P7"><text:span text:style-name="Source_20_Text"><text:s text:c="4"/># Perform OCR with Greek language</text:span></text:p>
          <text:p text:style-name="P7"><text:soft-page-break/><text:span text:style-name="Source_20_Text"><text:s text:c="4"/>text = pytesseract.image_to_string(Image.open(image_path), lang='ell')</text:span></text:p>
          <text:p text:style-name="P7"/>
          <text:p text:style-name="P7"><text:span text:style-name="Source_20_Text"><text:s text:c="4"/># Print the recognized text</text:span></text:p>
          <text:p text:style-name="P7"><text:span text:style-name="Source_20_Text"><text:s text:c="4"/>print(f'Page {i + 1}:\n{text}\n')</text:span></text:p>
          <text:p text:style-name="P7"/>
          <text:p text:style-name="P7"><text:span text:style-name="Source_20_Text"># Clean up temporary image files</text:span></text:p>
          <text:p text:style-name="P7"><text:span text:style-name="Source_20_Text">for i in range(len(images)):</text:span></text:p>
          <text:p text:style-name="P7"><text:span text:style-name="Source_20_Text"><text:s text:c="4"/>image_path = f'tmp_page_{i}.png'</text:span></text:p>
          <text:p text:style-name="P8"><text:span text:style-name="Source_20_Text"><text:s text:c="4"/>os.remove(image_path)</text:span></text:p>
          <text:p text:style-name="P14">Replace <text:span text:style-name="Source_20_Text">'path/to/your/file.pdf'</text:span> with the actual path to your PDF file. This script uses the <text:span text:style-name="Source_20_Text">pdf2image</text:span> library to convert PDF pages to images and then performs OCR on each image using Tesseract.</text:p>
        </text:list-item>
      </text:list>
      <text:p text:style-name="Text_20_body">Note: Make sure you have the required permissions to read the PDF file and install packages. Adjust the paths and version numbers based on your system configura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46:38.163572376</meta:creation-date>
    <dc:date>2023-11-26T00:47:34.608324483</dc:date>
    <meta:editing-duration>PT57S</meta:editing-duration>
    <meta:editing-cycles>1</meta:editing-cycles>
    <meta:document-statistic meta:table-count="0" meta:image-count="0" meta:object-count="0" meta:page-count="2" meta:paragraph-count="41" meta:word-count="339" meta:character-count="2323" meta:non-whitespace-character-count="1999"/>
    <meta:generator>LibreOffice/7.3.7.2$Linux_X86_64 LibreOffice_project/30$Build-2</meta:generator>
  </office:meta>
</office:document-meta>
</file>